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6" style:family="paragraph" style:parent-style-name="Standard">
      <style:paragraph-properties fo:margin-left="0in" fo:margin-right="0in" fo:text-align="justify" style:justify-single-word="false" fo:text-indent="0.4917in" style:auto-text-indent="false" fo:break-before="page"/>
    </style:style>
    <style:style style:name="P7" style:family="paragraph" style:parent-style-name="Standard" style:master-page-name="Converted1">
      <style:paragraph-properties fo:line-height="100%" fo:text-align="justify" style:justify-single-word="false" style:page-number="auto"/>
    </style:style>
    <style:style style:name="P8" style:family="paragraph" style:parent-style-name="Standard" style:master-page-name="Converted2">
      <style:paragraph-properties fo:line-height="100%" fo:text-align="justify" style:justify-single-word="false" style:page-number="auto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INSTITUTO FEDERAL DE GOIÁS</text:span></text:p>
      <text:p text:style-name="P1"><text:span text:style-name="T1">CAMPUS INHUMAS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Guilherme Henrique Souza da Silv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RELATÓRIO DIÁRIO DE ESTÁGIO - LABORATÓRIO NUMBERS</text:span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INHUMAS</text:span></text:p>
      <text:p text:style-name="P1"><text:span text:style-name="T1">2024</text:span></text:p>
      <text:p text:style-name="Standard"><text:span text:style-name="T3">12 DE SETEMBRO DE 2024</text:span></text:p>
      <text:p text:style-name="P4"/>
      <text:p text:style-name="P5">Hoje foi o dia de real início do projeto de gerenciamento de patrimônio do laboratório NumbERS. Comecei imaginando o modelo ER conceitual do banco de dados na plataforma Miro, inserindo algumas tabelas e atributos. Diante de uma frustração parcial nessa etapa, resolvi desenhar alguns casos de uso (no papel mesmo) do programa para facilitar a compreensão dos dados necessários ao banco de dados. </text:p>
      <text:p text:style-name="P5">A elucidação de ideias mediante os desenhos de caso de uso foi um tanto quanto gratificante e contribuiu para a primeira versão do banco de dados<text:span text:style-name="T4"><text:note text:id="ftn1" text:note-class="footnote"><text:note-citation>1</text:note-citation><text:note-body><text:p text:style-name="P7"><text:span text:style-name="T4"/><text:span text:style-name="T5"> Disponível no seguinte repositório do GitHub: https://github.com/NumbERS-IFG/Projeto-Gerenciamento-de-Patrimonios-NumbERS/tree/main/images</text:span></text:p></text:note-body></text:note></text:span>, em modelo ER conceitual.</text:p>
      <text:p text:style-name="P5">Após finalizar a etapa de prototipação do banco, iniciei a escrita do documento de levantamento de requisitos do programa, em que redigi a ata da primeira reunião realizada em 11 de setembro de 2024 - nesta ata destaquei os principais casos de uso que encontrei e os requisitos essenciais, tais como linguagens de programação, linguagem de banco de dados, padrão de desenvolvimento etc - e finalizei o anexo I do documento.</text:p>
      <text:p text:style-name="P5"/>
      <text:p text:style-name="P6"><text:span text:style-name="T3">18 DE SETEMBRO DE 2024</text:span></text:p>
      <text:p text:style-name="P5"/>
      <text:p text:style-name="P5">Aos 18 de setembro de 2024, demos início (grupo de 4 estagiários) <text:s/>à terceira semana de estágio. Seguimos sem internet no laboratório NumbERS, portanto, estamos utilizando o laboratório 03 de informática. A principal atividade desenvolvida hoje foi a modelagem da 2ª versão do modelo conceitual do banco de dados<text:span text:style-name="T4"><text:note text:id="ftn2" text:note-class="footnote"><text:note-citation>2</text:note-citation><text:note-body><text:p text:style-name="P8"><text:span text:style-name="T4"/><text:span text:style-name="T5"> Disponível no seguinte repositório do GitHub: https://github.com/NumbERS-IFG/Projeto-Gerenciamento-de-Patrimonios-NumbERS/tree/main/images</text:span></text:p></text:note-body></text:note></text:span> para mesclar as informações necessárias nos projetos de gerenciamento de patrimônio e gerenciamento de acesso. Tal prototipação apenas foi possível devido a especulações, feitas pelos desenvolvedores, nos dias passados, acerca de casos de uso e necessidades de tabelas e atributos.</text:p>
      <text:p text:style-name="P5">Por fim, nos debruçamos a fazer a primeira inserção em nossos respectivos repositórios do GitHub, etapa que acabou por nos levar bastante tempo (não sabíamos que era necessário utilizar chave SSH).</text:p>
      <text:p text:style-name="P5"/>
      <text:p text:style-name="P5"/>
      <text:p text:style-name="P6"><text:span text:style-name="T3">25 DE SETEMBRO DE 2024</text:span></text:p>
      <text:p text:style-name="P5"/>
      <text:p text:style-name="P5">As atividades do dia vinte e cinco (25) de setembro consistiram em codificar o script do banco de dados físico em PostgreSQL, realizar backup desse banco de dados, bem como preparar o ambiente de desenvolvimento com pacotes NPM e NODE, devido à utilização de Node.js para os códigos do programa. Ademais, iniciou-se o processo de estudo da linguagem Node.js, possuindo como referência o livro “NODE Essencial” do autor Ricardo R. Leche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17" meta:word-count="406" meta:character-count="2701" meta:non-whitespace-character-count="2310"/>
    <meta:generator>LibreOfficeDev/6.0.5.2$Linux_X86_64 LibreOffice_project/</meta:generator>
  </office:meta>
</office:document-meta>
</file>